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</office:font-face-decls>
  <office:automatic-styles>
    <style:style style:family="text" style:name="T1">
      <style:text-properties fo:color="#000000" style:font-name="Calibri" fo:font-size="11pt" fo:language="de" fo:country="DE" fo:font-weight="bold" fo:background-color="transparent" text:display="true" fo:text-transform="none"/>
    </style:style>
    <style:style style:family="text" style:name="T2">
      <style:text-properties fo:color="#000000" style:font-name="Calibri" fo:font-size="11pt" fo:language="en" fo:country="US" fo:font-weight="normal"/>
    </style:style>
    <style:style style:family="text" style:name="T3">
      <style:text-properties fo:font-weight="bold"/>
    </style:style>
    <style:style style:family="paragraph" style:name="P2">
      <style:paragraph-properties fo:text-align="left" fo:text-indent="0in" fo:line-height="150%" fo:background-color="transparent" fo:widows="2" fo:orphans="2" fo:margin-left="0in" fo:margin-bottom="0.1388in" style:writing-mode="lr"/>
      <style:text-properties style:font-name="Calibri" fo:font-size="11pt" fo:language="de" fo:country="DE" fo:font-weight="bold" fo:background-color="transparent" fo:text-transform="none"/>
    </style:style>
    <style:style style:family="paragraph" style:name="P3" style:list-style-name="L1">
      <style:paragraph-properties fo:text-align="left" fo:text-indent="0.000000cm" fo:line-height="150%" fo:background-color="transparent" fo:widows="2" fo:orphans="2" fo:margin-left="0.635000cm" fo:margin-bottom="0.1388in" style:writing-mode="lr"/>
      <style:text-properties style:font-name="Calibri" fo:font-size="11pt" fo:language="de" fo:country="DE" fo:font-weight="bold" fo:background-color="transparent" fo:text-transform="none"/>
    </style:style>
    <style:style style:family="paragraph" style:name="P4" style:parent-style-name="Listenabsatz">
      <style:paragraph-properties fo:line-height="150%"/>
      <style:text-properties fo:font-weight="bold"/>
    </style:style>
    <style:style style:family="paragraph" style:name="P5" style:parent-style-name="Listenabsatz">
      <style:paragraph-properties fo:line-height="150%"/>
    </style:style>
    <style:style style:family="paragraph" style:name="P1" style:parent-style-name="Normal">
      <style:paragraph-properties fo:text-align="center" fo:line-height="150%"/>
      <style:text-properties fo:font-size="14pt" fo:font-weight="bold"/>
    </style:style>
    <style:style style:family="section" style:name="Sect1"/>
    <style:page-layout style:name="PLayout2">
      <style:page-layout-properties fo:margin-top="0.984in" fo:margin-bottom="0.7875in" fo:margin-left="0.984in" fo:margin-right="0.984in"/>
    </style:page-layout>
    <style:page-layout style:name="Standard">
      <style:page-layout-properties fo:margin-top="0.984in" fo:margin-bottom="0.7875in" fo:margin-left="0.984in" fo:margin-right="0.984in"/>
    </style:page-layout>
    <text:list-style style:name="L1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</office:automatic-styles>
  <office:body>
    <office:text>
      <text:section text:style-name="Sect1" text:name="Section1">
        <text:p text:style-name="P1">Fragen- und aufgabenliste</text:p>
        <text:p text:style-name="P2">apply model, performance, validation, generate data, </text:p>
        <text:list text:style-name="L1">
          <text:list-item>
            <text:p text:style-name="P3"><text:span text:style-name="T1"/>Was ist Data Mining?<text:line-break/>Verschiedene Verfahren, um etwas qualitatives von quantitatives zu extrahieren oder vorhersagen. Entweder um ein bestimtes ziel zu erreichen, order herauszufinden welche ziele können erreicht werden.<text:line-break/><text:line-break/>Definition KDD: finding valid, useful, novel and understandable patterns in data.<text:line-break/><text:line-break/>AI --&gt; KDD --&gt; Data Mining</text:p>
          </text:list-item>
          <text:list-item>
            <text:p text:style-name="P3">Welche Eigenschaften müssen die Regeln haben, die durch Data Mining aus Daten extrahiert werden?<text:line-break/>Numerisch oder nominal. Eingeschränkt. Valid, novel, useful, understandable (KDD)</text:p>
          </text:list-item>
          <text:list-item>
            <text:p text:style-name="P3">Was ist der Unterschied zwischen den expliziten und impliziten Regeln?<text:line-break/>Explicit: Bedingungen, eksakt spesifisiert. Association rules, entscheidungsbäume<text:line-break/>Implicit: Black box. ANN, regression. </text:p>
          </text:list-item>
          <text:list-item>
            <text:p text:style-name="P3">Geben Sie ein Beispiel für die Anwendung eines Klassifikationsverfahrens an<text:line-break/><text:span text:style-name="T2">Credit scoring / credit risk assesement. Ziel variabel is bekannt, und alle einzige ingaben bekommen eine wert aus ziel variabel durch klassifikation. </text:span></text:p>
          </text:list-item>
          <text:list-item>
            <text:p text:style-name="P3">Geben Sie ein Beispiel für die Anwendung eines Prognoseverfahren an<text:line-break/>Ziel varibel ist nicht bekannt. Regression verfahren. Numerische oder nominale verte zu schätzen. <text:span text:style-name="T2"> </text:span></text:p>
          </text:list-item>
          <text:list-item>
            <text:p text:style-name="P3">Was versteht man unter Clustering?</text:p>
          </text:list-item>
          <text:list-item>
            <text:p text:style-name="P3">Geben Sie ein Bespiele für die Anwendung eines Clustering-Verfahrens an</text:p>
          </text:list-item>
          <text:list-item>
            <text:p text:style-name="P3">Was ist eine Assoziationsregel?</text:p>
          </text:list-item>
          <text:list-item>
            <text:p text:style-name="P3">Geben Sie ein Beispiel für die Anwendung von Assoziationsregeln an</text:p>
          </text:list-item>
          <text:list-item>
            <text:p text:style-name="P3">Was versteht man unter der Konzeptbeschreibung?</text:p>
          </text:list-item>
          <text:list-item>
            <text:p text:style-name="P3">Geben Sie ein Beispiel für die Anwendung der Konzeptbeschreibung an</text:p>
          </text:list-item>
          <text:list-item>
            <text:p text:style-name="P3">Was versteht man unter der Abweichungsanalyse?</text:p>
          </text:list-item>
          <text:list-item>
            <text:p text:style-name="P3">Geben Sie ein Beispiel für die Anwendung von Abweichungsanalyse an</text:p>
          </text:list-item>
          <text:list-item>
            <text:p text:style-name="P3">Was ist der Unterschied zwischen dem supervised- und unsupervised- Learnig?</text:p>
          </text:list-item>
          <text:list-item>
            <text:p text:style-name="P3">Geben Sie ein Beispiel für das supervised- Learning an</text:p>
          </text:list-item>
          <text:list-item>
            <text:p text:style-name="P3">Geben Sie ein Beispiele für das unsupervised-Learning an</text:p>
          </text:list-item>
          <text:list-item>
            <text:p text:style-name="P3">Wie definiert man die Trefferquote für die Klassifikation?</text:p>
          </text:list-item>
          <text:list-item>
            <text:p text:style-name="P3">Was ist <text:s/>eine Confusion-Matrix?</text:p>
          </text:list-item>
          <text:list-item>
            <text:p text:style-name="P3">Was ist X-Validation?</text:p>
          </text:list-item>
          <text:list-item>
            <text:p text:style-name="P3">Geben Sie ein Beispiel für X-Validation an</text:p>
          </text:list-item>
          <text:list-item>
            <text:p text:style-name="P3">Was ist Split-Validation?</text:p>
          </text:list-item>
          <text:list-item>
            <text:p text:style-name="P3">Geben Sie ein Beispiel für Split-Validation an</text:p>
          </text:list-item>
          <text:list-item>
            <text:p text:style-name="P3">Was ist Leave-One –Out Verfahren?</text:p>
          </text:list-item>
          <text:list-item>
            <text:p text:style-name="P3">Warum muss man manchmal die Anzahl der Beobachtungen reduzieren?</text:p>
          </text:list-item>
          <text:list-item>
            <text:p text:style-name="P3">Wie kann man die Anzahl der Beobachtungen reduzieren?</text:p>
          </text:list-item>
          <text:list-item>
            <text:p text:style-name="P3">Warum muss man manchmal die Anzahl der Attribute reduzieren?</text:p>
          </text:list-item>
          <text:list-item>
            <text:p text:style-name="P3">Wie kann man die Prognosemodelle mit einander vergleichen?</text:p>
          </text:list-item>
          <text:list-item>
            <text:p text:style-name="P3">Nennen Sie zwei DM-Algorithmen, die man zur Respons-Analyse verwenden kann</text:p>
          </text:list-item>
          <text:list-item>
            <text:p text:style-name="P3">Nennen Sie einen DM-Algorithmus, den man zum Cross-Selling verwenden kann.</text:p>
          </text:list-item>
          <text:list-item>
            <text:p text:style-name="P3">Sie wollen die Aufenthaltsdauer der Patienten im Krankenhaus prognostizieren.</text:p>
          </text:list-item>
        </text:list>
        <text:p text:style-name="P4">Würden Sie einen Entscheidungsbaum oder ein Regressionsverfahren verwenden </text:p>
        <text:p text:style-name="P5"><text:span text:style-name="T3">und warum?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</office:font-face-decls>
  <office:styles>
    <style:default-style style:family="paragraph">
      <style:paragraph-properties style:tab-stop-distance="0.4916in"/>
    </style:default-style>
    <style:style style:family="text" style:name="Reference">
      <style:text-properties fo:font-size="10pt"/>
    </style:style>
    <style:style style:family="paragraph" style:name="Normal">
      <style:paragraph-properties fo:text-align="left" fo:line-height="115%" fo:background-color="transparent" fo:widows="2" fo:orphans="2" fo:margin-bottom="0.1388in" style:writing-mode="lr"/>
      <style:text-properties style:font-name="Calibri" fo:font-size="11pt" fo:language="de" fo:country="DE" fo:font-weight="normal" fo:background-color="transparent" fo:text-transform="none"/>
    </style:style>
    <style:style style:family="paragraph" style:name="Listenabsatz" style:parent-style-name="Normal" style:next-style-name="Listenabsatz">
      <style:paragraph-properties fo:margin-left="0.5in"/>
    </style:style>
  </office:styles>
  <office:automatic-styles>
    <style:page-layout style:name="Standard">
      <style:page-layout-properties fo:page-width="8.267717in" fo:page-height="11.692913in" style:print-orientation="portrait" fo:margin-top="0.984in" fo:margin-bottom="0.7875in" fo:margin-left="0.984in" fo:margin-right="0.98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Windows, native)</meta:generator>
    <meta:initial-creator>grezan</meta:initial-creator>
    <dc:creator>grezan</dc:creator>
    <meta:creation-date>2016-03-31T21:42:00Z</meta:creation-date>
    <dc:date>2016-04-03T14:39:00Z</dc:date>
    <meta:print-date>2016-04-03T14:35:00Z</meta:print-date>
  </office:meta>
</office:document-meta>
</file>